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cm" svg:stroke-color="#111111" draw:marker-start-width="0.201cm" draw:marker-end-width="0.201cm" draw:fill="solid" draw:fill-color="#eeeeee" draw:opacity="20%" draw:textarea-horizontal-align="justify" draw:textarea-vertical-align="middle" draw:auto-grow-height="false" fo:min-height="6.448cm" fo:min-width="14.898cm" fo:padding-top="0.126cm" fo:padding-bottom="0.126cm" fo:padding-left="0.251cm" fo:padding-right="0.251cm" draw:shadow-opacity="20%"/>
    </style:style>
    <style:style style:name="gr2" style:family="graphic" style:parent-style-name="standard">
      <style:graphic-properties draw:stroke="dash" draw:stroke-dash="Fine_20_Dashed" svg:stroke-width="0cm" svg:stroke-color="#111111" draw:marker-start-width="0.201cm" draw:marker-end-width="0.201cm" draw:fill="solid" draw:fill-color="#cccccc" draw:opacity="19%" draw:textarea-horizontal-align="justify" draw:textarea-vertical-align="middle" draw:auto-grow-height="false" fo:min-height="5.15cm" fo:min-width="4.4cm" fo:padding-top="0.126cm" fo:padding-bottom="0.126cm" fo:padding-left="0.251cm" fo:padding-right="0.251cm" draw:shadow-opacity="20%"/>
    </style:style>
    <style:style style:name="gr3" style:family="graphic" style:parent-style-name="standard">
      <style:graphic-properties draw:stroke="dash" draw:stroke-dash="Fine_20_Dashed" svg:stroke-width="0.1cm" svg:stroke-color="#111111" draw:marker-start-width="0.35cm" draw:marker-end-width="0.35cm" draw:fill="solid" draw:fill-color="#ff9999" draw:opacity="20%" draw:textarea-horizontal-align="justify" draw:textarea-vertical-align="middle" draw:auto-grow-height="false" fo:min-height="1.45cm" fo:min-width="3.4cm" fo:padding-top="0.175cm" fo:padding-bottom="0.175cm" fo:padding-left="0.3cm" fo:padding-right="0.3cm" draw:shadow-opacity="20%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024cm" fo:min-width="1.8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612cm"/>
    </style:style>
    <style:style style:name="gr7" style:family="graphic" style:parent-style-name="objectwithoutfill">
      <style:graphic-properties draw:stroke="dash" draw:stroke-dash="Ultrafine_20_Dashed" draw:marker-start="Square" draw:marker-end="Arrow" draw:marker-end-width="0.3cm" draw:fill="none" draw:textarea-vertical-align="middle"/>
    </style:style>
    <style:style style:name="P1" style:family="paragraph">
      <loext:graphic-properties draw:fill="solid" draw:fill-color="#eeeeee" draw:opacity="20%"/>
      <style:paragraph-properties fo:text-align="center"/>
      <style:text-properties style:font-name="Latin Modern Sans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solid" draw:fill-color="#cccccc" draw:opacity="19%"/>
      <style:paragraph-properties fo:text-align="center"/>
      <style:text-properties style:font-name="Latin Modern Sans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999" draw:opacity="20%"/>
      <style:paragraph-properties fo:text-align="center"/>
      <style:text-properties style:font-name="Latin Modern Sans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dddddd"/>
      <style:paragraph-properties fo:text-align="center"/>
      <style:text-properties style:font-name="Latin Modern Sans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8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color="#800000" fo:font-weight="bold" style:font-weight-asian="bold" style:font-weight-complex="bold"/>
    </style:style>
    <style:style style:name="P10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style:use-window-font-color="true" fo:font-weight="bold" style:font-weight-asian="bold" style:font-weight-complex="bold"/>
    </style:style>
    <style:style style:name="T1" style:family="text">
      <style:text-properties style:font-name="Latin Moder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atin Modern Sans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atin Modern Sans" fo:font-size="12pt" fo:language="en" fo:country="US" fo:font-weight="bold" style:font-size-asian="12pt" style:font-weight-asian="bold" style:font-size-complex="12pt" style:font-weight-complex="bold"/>
    </style:style>
    <style:style style:name="T4" style:family="text">
      <style:text-properties fo:color="#800000" style:font-name="Latin Modern Sans"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color="#800000" style:font-name="Latin Modern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use-window-font-color="true" style:font-name="Latin Modern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style:font-name="Latin Modern Sans"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4cm" svg:height="6.7cm" svg:x="0.3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.5cm" svg:x="5.5cm" svg:y="0.6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1.8cm" svg:x="6cm" svg:y="1.4cm">
          <text:p text:style-name="P3"><text:span text:style-name="T1">T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cm" svg:height="1.8cm" svg:x="6cm" svg:y="3.6cm">
          <text:p text:style-name="P3"><text:span text:style-name="T1">A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cm" svg:height="1.8cm" svg:x="6cm" svg:y="1.4cm">
          <text:p text:style-name="P3"><text:span text:style-name="T1">TBo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3.3cm" svg:height="1.8cm" svg:x="0.624cm" svg:y="2.676cm">
          <text:p text:style-name="P5"><text:span text:style-name="T2">Description </text:span><text:span text:style-name="T2"><text:line-break/></text:span><text:span text:style-name="T3">Langu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3.3cm" svg:height="1.8cm" svg:x="12cm" svg:y="2.7cm">
          <text:p text:style-name="P5"><text:span text:style-name="T3">Reaso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type="curve" svg:x1="3.924cm" svg:y1="3.576cm" svg:x2="6cm" svg:y2="2.3cm" draw:start-shape="id1" draw:start-glue-point="10" draw:end-shape="id2" draw:end-glue-point="3" svg:d="M3924 3576c1521 0 483-1276 2076-1276" svg:viewBox="0 0 2077 1277">
          <text:p/>
        </draw:connector>
        <draw:connector draw:style-name="gr5" draw:text-style-name="P7" draw:layer="layout" draw:type="curve" svg:x1="3.924cm" svg:y1="3.576cm" svg:x2="6cm" svg:y2="4.5cm" draw:start-shape="id1" draw:start-glue-point="10" draw:end-shape="id3" draw:end-glue-point="3" svg:d="M3924 3576c1521 0 483 924 2076 924" svg:viewBox="0 0 2077 925">
          <text:p/>
        </draw:connector>
        <draw:frame draw:style-name="gr6" draw:text-style-name="P9" draw:layer="layout" svg:width="4.7cm" svg:height="0.862cm" svg:x="5.5cm" svg:y="6.1cm">
          <draw:text-box>
            <text:p text:style-name="P8"><text:span text:style-name="T4">Knowledge</text:span><text:span text:style-name="T5"> </text:span><text:span text:style-name="T4">Database</text:span></text:p>
          </draw:text-box>
        </draw:frame>
        <draw:frame draw:style-name="gr6" draw:text-style-name="P11" draw:layer="layout" svg:width="4.7cm" svg:height="1.471cm" svg:x="3.4cm" svg:y="7.5cm">
          <draw:text-box>
            <text:p text:style-name="P10"><text:span text:style-name="T6">Application </text:span><text:span text:style-name="T6"><text:line-break/></text:span><text:span text:style-name="T7">Programs</text:span></text:p>
          </draw:text-box>
        </draw:frame>
        <draw:frame draw:style-name="gr6" draw:text-style-name="P11" draw:layer="layout" svg:width="4.7cm" svg:height="0.862cm" svg:x="7.5cm" svg:y="7.7cm">
          <draw:text-box>
            <text:p text:style-name="P10"><text:span text:style-name="T6">Rules</text:span></text:p>
          </draw:text-box>
        </draw:frame>
        <draw:connector draw:style-name="gr5" draw:text-style-name="P7" draw:layer="layout" draw:type="curve" svg:x1="12cm" svg:y1="3.6cm" svg:x2="10cm" svg:y2="2.3cm" draw:start-shape="id4" draw:start-glue-point="6" draw:end-shape="id2" draw:end-glue-point="1" svg:d="M12000 3600c-1462 0-463-1300-2000-1300" svg:viewBox="0 0 2001 1301">
          <text:p/>
        </draw:connector>
        <draw:connector draw:style-name="gr5" draw:text-style-name="P7" draw:layer="layout" draw:type="curve" svg:x1="12cm" svg:y1="3.6cm" svg:x2="10cm" svg:y2="4.5cm" draw:start-shape="id4" draw:start-glue-point="6" draw:end-shape="id3" draw:end-glue-point="1" svg:d="M12000 3600c-1462 0-463 900-2000 900" svg:viewBox="0 0 2001 901">
          <text:p/>
        </draw:connector>
        <draw:line draw:style-name="gr7" draw:text-style-name="P7" draw:layer="layout" svg:x1="9.2cm" svg:y1="9.5cm" svg:x2="9.2cm" svg:y2="7.1cm">
          <text:p/>
        </draw:line>
        <draw:line draw:style-name="gr7" draw:text-style-name="P7" draw:layer="layout" svg:x1="7.09cm" svg:y1="7.2cm" svg:x2="7.111cm" svg:y2="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12-23T11:58:05.204610979</dc:date>
    <meta:editing-duration>PT2H46M2S</meta:editing-duration>
    <meta:editing-cycles>33</meta:editing-cycles>
    <meta:generator>LibreOffice/5.0.2.2$Linux_X86_64 LibreOffice_project/00m0$Build-2</meta:generator>
    <meta:document-statistic meta:object-count="16"/>
  </office:meta>
</office:document-meta>
</file>